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vg:font-family="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0e2c09" officeooo:paragraph-rsid="000e2c09" style:font-size-asian="14pt" style:font-size-complex="14pt"/>
    </style:style>
    <style:style style:name="P3" style:family="paragraph" style:parent-style-name="Standard">
      <style:paragraph-properties fo:text-align="center" style:justify-single-word="false"/>
      <style:text-properties fo:font-size="14pt" officeooo:rsid="000e2c09" officeooo:paragraph-rsid="000e2c09" style:font-size-asian="14pt" style:font-size-complex="14pt"/>
    </style:style>
    <style:style style:name="P4" style:family="paragraph" style:parent-style-name="Standard">
      <style:paragraph-properties fo:text-align="center" style:justify-single-word="false"/>
      <style:text-properties fo:font-size="15pt" officeooo:rsid="000e2c09" officeooo:paragraph-rsid="000e2c09" style:font-size-asian="15pt" style:font-size-complex="15pt"/>
    </style:style>
    <style:style style:name="P5" style:family="paragraph" style:parent-style-name="Standard">
      <style:paragraph-properties fo:text-align="center" style:justify-single-word="false"/>
      <style:text-properties fo:font-size="15pt" fo:font-weight="bold" officeooo:rsid="000faaa1" officeooo:paragraph-rsid="000faaa1" fo:background-color="#ffff00"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0faaa1" officeooo:paragraph-rsid="001393ec" fo:background-color="#ffff00"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1393ec" officeooo:paragraph-rsid="001393ec" fo:background-color="#ffff00"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1393ec" officeooo:paragraph-rsid="001393ec" fo:background-color="#ffffff"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159072" officeooo:paragraph-rsid="00159072" fo:background-color="#ffffff"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159072" officeooo:paragraph-rsid="00175a6a" fo:background-color="#ffffff" style:font-size-asian="15pt" style:font-weight-asian="bold" style:font-size-complex="15pt" style:font-weight-complex="bold"/>
    </style:style>
    <style:style style:name="P11" style:family="paragraph" style:parent-style-name="Standard">
      <style:paragraph-properties fo:text-align="center" style:justify-single-word="false"/>
      <style:text-properties officeooo:paragraph-rsid="000e2c09"/>
    </style:style>
    <style:style style:name="P12" style:family="paragraph" style:parent-style-name="Standard">
      <style:paragraph-properties fo:text-align="start" style:justify-single-word="false"/>
      <style:text-properties officeooo:paragraph-rsid="000e2c09"/>
    </style:style>
    <style:style style:name="P13" style:family="paragraph" style:parent-style-name="Standard">
      <style:paragraph-properties fo:text-align="start" style:justify-single-word="false"/>
      <style:text-properties officeooo:paragraph-rsid="000faaa1"/>
    </style:style>
    <style:style style:name="P14" style:family="paragraph" style:parent-style-name="Standard">
      <style:paragraph-properties fo:text-align="center" style:justify-single-word="false"/>
      <style:text-properties officeooo:rsid="000faaa1" officeooo:paragraph-rsid="000faaa1"/>
    </style:style>
    <style:style style:name="P15" style:family="paragraph" style:parent-style-name="Standard">
      <style:text-properties officeooo:paragraph-rsid="000faaa1"/>
    </style:style>
    <style:style style:name="P16" style:family="paragraph" style:parent-style-name="Standard">
      <style:paragraph-properties fo:text-align="justify" style:justify-single-word="false"/>
      <style:text-properties officeooo:paragraph-rsid="000faaa1"/>
    </style:style>
    <style:style style:name="P17" style:family="paragraph" style:parent-style-name="Standard">
      <style:paragraph-properties fo:text-align="justify" style:justify-single-word="false"/>
      <style:text-properties officeooo:paragraph-rsid="001241f2"/>
    </style:style>
    <style:style style:name="P18" style:family="paragraph" style:parent-style-name="Standard">
      <style:paragraph-properties fo:text-align="center" style:justify-single-word="false"/>
      <style:text-properties style:font-name="Times New Roman" fo:font-size="16pt" fo:font-weight="bold" officeooo:rsid="000e2c09" style:font-size-asian="16pt" style:font-weight-asian="bold" style:font-size-complex="16pt" style:font-weight-complex="bold"/>
    </style:style>
    <style:style style:name="P19" style:family="paragraph" style:parent-style-name="Standard">
      <style:paragraph-properties fo:line-height="200%" fo:text-align="justify" style:justify-single-word="false"/>
      <style:text-properties officeooo:paragraph-rsid="001241f2"/>
    </style:style>
    <style:style style:name="P20" style:family="paragraph" style:parent-style-name="Text_20_body">
      <style:text-properties officeooo:paragraph-rsid="000e2c09"/>
    </style:style>
    <style:style style:name="P21" style:family="paragraph" style:parent-style-name="Text_20_body">
      <style:text-properties officeooo:rsid="000e2c09" officeooo:paragraph-rsid="000e2c09"/>
    </style:style>
    <style:style style:name="P22" style:family="paragraph" style:parent-style-name="Text_20_body">
      <style:text-properties fo:font-variant="normal" fo:text-transform="none" fo:color="#000000" style:font-name="sans" fo:font-size="11.25pt" fo:letter-spacing="normal" fo:font-style="normal" fo:font-weight="normal" officeooo:rsid="000e2c09" officeooo:paragraph-rsid="000e2c09"/>
    </style:style>
    <style:style style:name="P23" style:family="paragraph" style:parent-style-name="Heading_20_4">
      <style:text-properties officeooo:paragraph-rsid="000e2c09"/>
    </style:style>
    <style:style style:name="P24" style:family="paragraph" style:parent-style-name="Heading_20_4">
      <style:text-properties officeooo:rsid="000e2c09" officeooo:paragraph-rsid="000e2c09"/>
    </style:style>
    <style:style style:name="P25" style:family="paragraph" style:parent-style-name="Standard">
      <style:paragraph-properties fo:text-align="justify" style:justify-single-word="false"/>
      <style:text-properties fo:font-size="14pt" fo:font-style="normal" fo:font-weight="normal" officeooo:rsid="001393ec" officeooo:paragraph-rsid="001393ec" fo:background-color="#ffffff"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175a6a" officeooo:paragraph-rsid="00159072" fo:background-color="#fffff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159072" officeooo:paragraph-rsid="00159072" fo:background-color="#ffffff" style:font-size-asian="12.25pt" style:font-style-asian="normal" style:font-weight-asian="normal" style:font-size-complex="14pt" style:font-style-complex="normal" style:font-weight-complex="normal"/>
    </style:style>
    <style:style style:name="P28" style:family="paragraph" style:parent-style-name="Heading_20_5">
      <style:text-properties officeooo:paragraph-rsid="000e2c09"/>
    </style:style>
    <style:style style:name="T1" style:family="text">
      <style:text-properties fo:font-variant="normal" fo:text-transform="none" fo:color="#000000" style:font-name="sans" fo:font-size="11.25pt" fo:letter-spacing="normal" fo:font-style="normal"/>
    </style:style>
    <style:style style:name="T2" style:family="text">
      <style:text-properties fo:font-variant="normal" fo:text-transform="none" fo:color="#000000" style:font-name="sans" fo:font-size="11.25pt" fo:letter-spacing="normal" fo:font-style="normal" officeooo:rsid="000e2c09"/>
    </style:style>
    <style:style style:name="T3" style:family="text">
      <style:text-properties fo:font-variant="normal" fo:text-transform="none" fo:color="#000000" style:font-name="sans" fo:font-size="11.25pt" fo:letter-spacing="normal" fo:font-style="normal" fo:font-weight="normal"/>
    </style:style>
    <style:style style:name="T4" style:family="text">
      <style:text-properties fo:font-variant="normal" fo:text-transform="none" fo:color="#000000" style:font-name="sans" fo:font-size="11.25pt" fo:letter-spacing="normal" fo:font-style="normal" fo:font-weight="normal" officeooo:rsid="000e2c09"/>
    </style:style>
    <style:style style:name="T5" style:family="text">
      <style:text-properties fo:font-variant="normal" fo:text-transform="none" fo:color="#000000" style:font-name="sans" fo:font-size="11.25pt" fo:letter-spacing="normal" fo:font-style="normal" fo:font-weight="normal" officeooo:rsid="000e2c09" style:font-weight-asian="normal" style:font-weight-complex="normal"/>
    </style:style>
    <style:style style:name="T6" style:family="text">
      <style:text-properties fo:font-variant="normal" fo:text-transform="none" fo:color="#000000" style:font-name="sans" fo:font-size="11.25pt" fo:letter-spacing="normal" fo:font-style="normal" fo:font-weight="normal" officeooo:rsid="000faaa1" style:font-weight-asian="normal" style:font-weight-complex="normal"/>
    </style:style>
    <style:style style:name="T7" style:family="text">
      <style:text-properties fo:font-variant="normal" fo:text-transform="none" fo:color="#000000" style:font-name="sans" fo:font-size="11.25pt" fo:letter-spacing="normal" fo:font-style="normal" fo:font-weight="normal" officeooo:rsid="000faaa1" fo:background-color="#66ff99" loext:char-shading-value="0" style:font-weight-asian="normal" style:font-weight-complex="normal"/>
    </style:style>
    <style:style style:name="T8" style:family="text">
      <style:text-properties fo:font-variant="normal" fo:text-transform="none" fo:color="#000000" style:font-name="sans"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000000" style:font-name="Times New Roman" fo:font-size="14pt" fo:letter-spacing="normal" fo:font-style="normal" fo:font-weight="normal" officeooo:rsid="000e2c09"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fo:font-weight="normal" officeooo:rsid="000faaa1" style:font-size-asian="14pt" style:font-weight-asian="normal" style:font-size-complex="14pt" style:font-weight-complex="normal"/>
    </style:style>
    <style:style style:name="T11" style:family="text">
      <style:text-properties fo:font-variant="normal" fo:text-transform="none" fo:color="#000000" style:font-name="Times New Roman" fo:font-size="14pt" fo:letter-spacing="normal" fo:font-style="normal" fo:font-weight="normal" officeooo:rsid="000faaa1" fo:background-color="#ffff00" loext:char-shading-value="0" style:font-size-asian="14pt" style:font-weight-asian="normal" style:font-size-complex="14pt" style:font-weight-complex="normal"/>
    </style:style>
    <style:style style:name="T12" style:family="text">
      <style:text-properties fo:font-variant="normal" fo:text-transform="none" fo:color="#000000" style:font-name="Times New Roman" fo:font-size="14pt" fo:letter-spacing="normal" fo:font-style="normal" fo:font-weight="normal" officeooo:rsid="000faaa1" fo:background-color="#66ff99" loext:char-shading-value="0" style:font-size-asian="14pt" style:font-weight-asian="normal" style:font-size-complex="14pt" style:font-weight-complex="normal"/>
    </style:style>
    <style:style style:name="T13" style:family="text">
      <style:text-properties fo:font-variant="normal" fo:text-transform="none" fo:color="#000000" style:font-name="Times New Roman" fo:font-size="14pt" fo:letter-spacing="normal" fo:font-style="normal" fo:font-weight="normal" officeooo:rsid="000faaa1" style:font-size-asian="12.25pt" style:font-weight-asian="normal" style:font-size-complex="14pt" style:font-weight-complex="normal"/>
    </style:style>
    <style:style style:name="T14" style:family="text">
      <style:text-properties fo:font-variant="normal" fo:text-transform="none" fo:color="#000000" style:font-name="Times New Roman" fo:font-size="14pt" fo:letter-spacing="normal" fo:font-style="normal" fo:font-weight="normal" officeooo:rsid="0011199c" style:font-size-asian="12.25pt" style:font-weight-asian="normal" style:font-size-complex="14pt" style:font-weight-complex="normal"/>
    </style:style>
    <style:style style:name="T15" style:family="text">
      <style:text-properties fo:font-variant="normal" fo:text-transform="none" fo:color="#000000" style:font-name="Times New Roman" fo:font-size="14pt" fo:letter-spacing="normal" fo:font-style="normal" fo:font-weight="normal" officeooo:rsid="001241f2" style:font-size-asian="12.25pt" style:font-weight-asian="normal" style:font-size-complex="14pt" style:font-weight-complex="normal"/>
    </style:style>
    <style:style style:name="T16" style:family="text">
      <style:text-properties fo:font-variant="normal" fo:text-transform="none" fo:color="#000000" style:font-name="Times New Roman" fo:font-size="14pt" fo:letter-spacing="normal" fo:font-style="normal" fo:font-weight="bold" officeooo:rsid="000faaa1" style:font-size-asian="12.25pt" style:font-weight-asian="bold" style:font-size-complex="14pt" style:font-weight-complex="bold"/>
    </style:style>
    <style:style style:name="T17" style:family="text">
      <style:text-properties fo:font-variant="normal" fo:text-transform="none" fo:color="#000000" style:font-name="Times New Roman" fo:font-size="14pt" fo:letter-spacing="normal" fo:font-style="normal" fo:font-weight="bold" officeooo:rsid="0011199c" style:font-size-asian="12.25pt" style:font-weight-asian="bold" style:font-size-complex="14pt" style:font-weight-complex="bold"/>
    </style:style>
    <style:style style:name="T18" style:family="text">
      <style:text-properties fo:font-variant="normal" fo:text-transform="none" fo:color="#000000" style:font-name="Times New Roman" fo:font-size="14pt" fo:letter-spacing="normal" fo:font-style="normal" fo:font-weight="bold" officeooo:rsid="001241f2" style:font-size-asian="12.25pt" style:font-weight-asian="bold" style:font-size-complex="14pt" style:font-weight-complex="bold"/>
    </style:style>
    <style:style style:name="T19" style:family="text">
      <style:text-properties fo:font-variant="normal" fo:text-transform="none" fo:color="#000000" style:font-name="Times New Roman" fo:letter-spacing="normal" fo:font-style="normal" fo:font-weight="bold" officeooo:rsid="001393ec" fo:background-color="#33ff99" loext:char-shading-value="0" style:font-weight-asian="bold" style:font-weight-complex="bold"/>
    </style:style>
    <style:style style:name="T20" style:family="text">
      <style:text-properties fo:font-weight="bold" style:font-weight-asian="bold" style:font-weight-complex="bold"/>
    </style:style>
    <style:style style:name="T21" style:family="text">
      <style:text-properties fo:font-size="14pt" fo:font-weight="normal" style:font-size-asian="12.25pt" style:font-weight-asian="normal" style:font-size-complex="14pt" style:font-weight-complex="normal"/>
    </style:style>
    <style:style style:name="T22"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23" style:family="text">
      <style:text-properties fo:font-size="14pt" fo:font-style="italic" fo:font-weight="normal" officeooo:rsid="00175a6a" style:font-size-asian="12.25pt" style:font-style-asian="italic" style:font-weight-asian="normal" style:font-size-complex="14pt" style:font-style-complex="italic" style:font-weight-complex="normal"/>
    </style:style>
    <style:style style:name="T24" style:family="text">
      <style:text-properties fo:font-size="14pt" fo:font-style="italic" fo:font-weight="normal" officeooo:rsid="0018e7a0" style:font-size-asian="12.25pt" style:font-style-asian="italic" style:font-weight-asian="normal" style:font-size-complex="14pt" style:font-style-complex="italic" style:font-weight-complex="normal"/>
    </style:style>
    <style:style style:name="T25" style:family="text">
      <style:text-properties fo:font-size="14pt" fo:font-style="italic" officeooo:rsid="00175a6a" style:font-size-asian="12.25pt" style:font-style-asian="italic" style:font-size-complex="14pt" style:font-style-complex="italic"/>
    </style:style>
    <style:style style:name="T26" style:family="text">
      <style:text-properties fo:font-size="14pt" fo:font-style="italic" officeooo:rsid="0018e7a0" style:font-size-asian="12.25pt" style:font-style-asian="italic" style:font-size-complex="14pt" style:font-style-complex="italic"/>
    </style:style>
    <style:style style:name="T2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8" style:family="text">
      <style:text-properties fo:font-size="14pt" fo:font-style="normal" fo:font-weight="normal" officeooo:rsid="00175a6a" style:font-size-asian="12.25pt" style:font-style-asian="normal" style:font-weight-asian="normal" style:font-size-complex="14pt" style:font-style-complex="normal" style:font-weight-complex="normal"/>
    </style:style>
    <style:style style:name="T29" style:family="text">
      <style:text-properties fo:font-size="14pt" fo:font-style="normal" fo:font-weight="normal" officeooo:rsid="0018e7a0" style:font-size-asian="12.25pt" style:font-style-asian="normal" style:font-weight-asian="normal" style:font-size-complex="14pt" style:font-style-complex="normal" style:font-weight-complex="normal"/>
    </style:style>
    <style:style style:name="T30" style:family="text">
      <style:text-properties fo:font-size="14pt" fo:font-style="normal" style:font-size-asian="12.25pt" style:font-style-asian="normal" style:font-size-complex="14pt" style:font-style-complex="normal"/>
    </style:style>
    <style:style style:name="T31" style:family="text">
      <style:text-properties fo:font-size="14pt" fo:font-style="normal" officeooo:rsid="00175a6a" style:font-size-asian="12.25pt" style:font-style-asian="normal" style:font-size-complex="14pt" style:font-style-complex="normal"/>
    </style:style>
    <style:style style:name="T3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Описание проделанной работы на момент 24.02.2016</text:p>
      <text:p text:style-name="P1"/>
      <text:p text:style-name="P4">Описание эксперимента</text:p>
      <text:p text:style-name="P3"/>
      <text:p text:style-name="P2">Для работы были выбраны реальные предпочтения пользователей между 10-ю машинами. <text:s/>Общее количество пользователей = 60. Пользователям предлаголась сделать выбор между двумя автомобилями (так для каждой пары автомобилей).</text:p>
      <text:p text:style-name="P2"/>
      <text:p text:style-name="P2"><text:span text:style-name="T20">Задача</text:span>: по заданным данным попытаться написать алгоритм, который будет предсказывать выбор пользователя.</text:p>
      <text:p text:style-name="P2"/>
      <text:p text:style-name="P4">Более подробное описание данных</text:p>
      <text:p text:style-name="P2"/>
      <text:h text:style-name="P23" text:outline-level="4"><text:span text:style-name="Strong_20_Emphasis"><text:span text:style-name="T2">Характеристика каждой из машин</text:span></text:span></text:h>
      <text:h text:style-name="P28" text:outline-level="5"><text:span text:style-name="Strong_20_Emphasis"><text:span text:style-name="T3">Body type: </text:span></text:span><text:span text:style-name="T3">Sedan (1), SUV (2)</text:span></text:h>
      <text:h text:style-name="P28" text:outline-level="5"><text:span text:style-name="Strong_20_Emphasis"><text:span text:style-name="T3">Transmission: </text:span></text:span><text:span text:style-name="T3">Manual (1), Automatic (2</text:span></text:h>
      <text:h text:style-name="P28" text:outline-level="5"><text:span text:style-name="Strong_20_Emphasis"><text:span text:style-name="T3">Engine capacity: </text:span></text:span><text:span text:style-name="T3">2.5L, 3.5L, 4.5L, 5.5L, 6.2L</text:span></text:h>
      <text:h text:style-name="P28" text:outline-level="5"><text:span text:style-name="Strong_20_Emphasis"><text:span text:style-name="T3">Fuel consumed: </text:span></text:span><text:span text:style-name="T3">Hybrid (1), Non-Hybrid (2)</text:span></text:h>
      <text:h text:style-name="P23" text:outline-level="4"><text:span text:style-name="Strong_20_Emphasis"><text:span text:style-name="T4"/></text:span></text:h>
      <text:h text:style-name="P23" text:outline-level="4"><text:span text:style-name="Strong_20_Emphasis"><text:span text:style-name="T2">Характеристика каждого из пользователей</text:span></text:span></text:h>
      <text:p text:style-name="P20"><text:span text:style-name="Strong_20_Emphasis"><text:span text:style-name="T4"><text:tab/>Education:No response (0), High school (1), Bachelors (2), PhD (3)</text:span></text:span></text:p>
      <text:p text:style-name="P20"><text:span text:style-name="Strong_20_Emphasis"><text:span text:style-name="T3"><text:tab/>Age:</text:span></text:span><text:span text:style-name="T3">No response (0), Below 25 (1), Between 25-30 (2), Between 30-35 (3), <text:tab/><text:tab/><text:tab/>Above 40 (4)</text:span></text:p>
      <text:p text:style-name="P20"><text:span text:style-name="Strong_20_Emphasis"><text:span text:style-name="T3"><text:tab/>Gender: </text:span></text:span><text:span text:style-name="T3">No response (0), Male (1), Female (2)</text:span></text:p>
      <text:p text:style-name="P20"><text:span text:style-name="Strong_20_Emphasis"><text:span text:style-name="T3"><text:tab/>Region: </text:span></text:span><text:span text:style-name="T3">No response (0), South (1), West (2), North East (3), Mid West (4)</text:span></text:p>
      <text:p text:style-name="P22"/>
      <text:h text:style-name="P24" text:outline-level="4"><text:span text:style-name="Strong_20_Emphasis"><text:span text:style-name="T1">Формат предпочтений</text:span></text:span></text:h>
      <text:p text:style-name="P21"><text:span text:style-name="Strong_20_Emphasis"><text:span text:style-name="T8">&lt;id пользователя&gt; &lt;номер выбранной машины&gt; &lt;номер невыбранной машины&gt; &lt;КВ&gt;</text:span></text:span></text:p>
      <text:p text:style-name="P20"><text:span text:style-name="Strong_20_Emphasis"><text:span text:style-name="T5">КВ – контрольный ли вопрос, значение равно либо 1(если контрольный), 0 иначе. В работе пока данная информация никак не учитывалась</text:span></text:span></text:p>
      <text:p text:style-name="P11"><text:span text:style-name="Strong_20_Emphasis"><text:span text:style-name="T2"/></text:span></text:p>
      <text:p text:style-name="P11"><text:span text:style-name="Strong_20_Emphasis"><text:span text:style-name="T2">Идея решения</text:span></text:span></text:p>
      <text:p text:style-name="P12"><text:span text:style-name="Strong_20_Emphasis"><text:span text:style-name="T2"/></text:span></text:p>
      <text:p text:style-name="P12"><text:span text:style-name="Strong_20_Emphasis"><text:span text:style-name="T2">Шаг 1. </text:span></text:span><text:span text:style-name="Strong_20_Emphasis"><text:span text:style-name="T9">Данные (предпочтения) пользователей были поделены на три части </text:span></text:span></text:p>
      <text:p text:style-name="P12"><text:span text:style-name="Strong_20_Emphasis"><text:span text:style-name="T9">learning questions, test question и check question </text:span></text:span><text:span text:style-name="Strong_20_Emphasis"><text:span text:style-name="T10">размера 80%, 10%, 10% от общего размера входных данных о предпочтениях.</text:span></text:span></text:p>
      <text:p text:style-name="P12"><text:span text:style-name="Strong_20_Emphasis"><text:span text:style-name="T10"/></text:span></text:p>
      <text:p text:style-name="P12"><text:span text:style-name="Strong_20_Emphasis"><text:span text:style-name="T5"/></text:span></text:p>
      <text:p text:style-name="P13"><text:soft-page-break/><text:span text:style-name="Strong_20_Emphasis"><text:span text:style-name="T6">Learning questions – обучающая выборка нашего алгоритма.</text:span></text:span></text:p>
      <text:p text:style-name="P13"><text:span text:style-name="Strong_20_Emphasis"><text:span text:style-name="T6">Check questions – выборка, на которой как раз мы и будет проверять работу нашего алгоритма.</text:span></text:span></text:p>
      <text:p text:style-name="P13"><text:span text:style-name="Strong_20_Emphasis"><text:span text:style-name="T6"/></text:span></text:p>
      <text:p text:style-name="P13"><text:span text:style-name="Strong_20_Emphasis"><text:span text:style-name="T6">Test questions – поговорим об этих данных в ходе описания работы алгоритма.</text:span></text:span></text:p>
      <text:p text:style-name="P13"><text:span text:style-name="Strong_20_Emphasis"><text:span text:style-name="T6"/></text:span></text:p>
      <text:p text:style-name="P13"><text:span text:style-name="Strong_20_Emphasis"><text:span text:style-name="T10">Для решения поставленной задачи была использована идея алгоритма ближайших соседей KNN (k nearest neighbours) с некоторыми модификациями(эвристиками). Было реализована два метода выбора ближайших соседей </text:span></text:span><text:span text:style-name="Strong_20_Emphasis"><text:span text:style-name="T11">Тривиальный </text:span></text:span><text:span text:style-name="Strong_20_Emphasis"><text:span text:style-name="T10">и </text:span></text:span><text:span text:style-name="Strong_20_Emphasis"><text:span text:style-name="T12">Основной.</text:span></text:span></text:p>
      <text:p text:style-name="P13"><text:span text:style-name="Strong_20_Emphasis"><text:span text:style-name="T12"/></text:span></text:p>
      <text:p text:style-name="P14"/>
      <text:p text:style-name="P5">Тривиальный метод поиска K ближайших соседей</text:p>
      <text:p text:style-name="P13"><text:span text:style-name="Strong_20_Emphasis"><text:span text:style-name="T7"/></text:span></text:p>
      <text:p text:style-name="P15"><text:span text:style-name="Strong_20_Emphasis"><text:span text:style-name="T13">Основная идея – представим каждое из наших предпочтений как вектор размерности 12:</text:span></text:span></text:p>
      <text:p text:style-name="P15"><text:span text:style-name="Strong_20_Emphasis"><text:span text:style-name="T13"/></text:span></text:p>
      <text:p text:style-name="P15"><text:span text:style-name="Strong_20_Emphasis"><text:span text:style-name="T13">1-4 координаты(характеристики пользователя):</text:span></text:span></text:p>
      <text:p text:style-name="P15"><text:span text:style-name="Strong_20_Emphasis"><text:span text:style-name="T13">{ &lt;Education&gt; &lt;Age&gt; <text:s/>&lt;Gender&gt; &lt;Region&gt; }</text:span></text:span></text:p>
      <text:p text:style-name="P15"><text:span text:style-name="Strong_20_Emphasis"><text:span text:style-name="T13"/></text:span></text:p>
      <text:p text:style-name="P15"><text:span text:style-name="Strong_20_Emphasis"><text:span text:style-name="T13">5-8 координаты(характеристики 1-ого автомобиля):</text:span></text:span></text:p>
      <text:p text:style-name="P15"><text:span text:style-name="Strong_20_Emphasis"><text:span text:style-name="T13">{ &lt;Body type &lt;Transmission&gt; <text:s/>&lt;Engine Capacity&gt; &lt;Fuel consumed&gt; }</text:span></text:span></text:p>
      <text:p text:style-name="P15"><text:span text:style-name="Strong_20_Emphasis"><text:span text:style-name="T13"/></text:span></text:p>
      <text:p text:style-name="P15"><text:span text:style-name="Strong_20_Emphasis"><text:span text:style-name="T13">9-12 координаты(характеристики 2-ого автомобиля):</text:span></text:span></text:p>
      <text:p text:style-name="P15"><text:span text:style-name="Strong_20_Emphasis"><text:span text:style-name="T13">{ &lt;Body type &lt;Transmission&gt; <text:s/>&lt;Engine Capacity&gt; &lt;Fuel consumed&gt; }</text:span></text:span></text:p>
      <text:p text:style-name="P15"><text:span text:style-name="Strong_20_Emphasis"><text:span text:style-name="T13"/></text:span></text:p>
      <text:p text:style-name="P15"><text:span text:style-name="Strong_20_Emphasis"><text:span text:style-name="T13">На выборке </text:span></text:span><text:span text:style-name="Strong_20_Emphasis"><text:span text:style-name="T16">learning questions</text:span></text:span><text:span text:style-name="Strong_20_Emphasis"><text:span text:style-name="T13"> просто будем добавлять в наши известные данные очередной вектор.</text:span></text:span></text:p>
      <text:p text:style-name="P15"><text:span text:style-name="Strong_20_Emphasis"><text:span text:style-name="T13"/></text:span></text:p>
      <text:p text:style-name="P16"><text:span text:style-name="Strong_20_Emphasis"><text:span text:style-name="T13">Когда алгоритм получает очередной запрос для выбора предпочтения пользоавателя, на который он не знает ответа – </text:span></text:span><text:span text:style-name="Strong_20_Emphasis"><text:span text:style-name="T16">check questions </text:span></text:span><text:span text:style-name="Strong_20_Emphasis"><text:span text:style-name="T13">он формирует из запроса вектор ( как описано выше ).</text:span></text:span><text:span text:style-name="Strong_20_Emphasis"><text:span text:style-name="T14"> Затем заводит два зачения forLeft, forRight, изначально перед обработкой запроса эти значения выставляются в 0. Для значения forLeft он </text:span></text:span><text:span text:style-name="Strong_20_Emphasis"><text:span text:style-name="T13">ищет среди уже известных ответов (данные полученные из learning question) </text:span></text:span><text:span text:style-name="Strong_20_Emphasis"><text:span text:style-name="T18">K</text:span></text:span><text:span text:style-name="Strong_20_Emphasis"><text:span text:style-name="T13"> ближайших </text:span></text:span><text:span text:style-name="Strong_20_Emphasis"><text:span text:style-name="T14">соседей (евклидова метрика с некоторыми изменения в масштабе), после этого алгоритм пробегается по этим соседям и отнимает от значения forLeft расстояние до очередного соседа. После того как алгоритм узнал значение forLeft он делает почти аналогичные действия для forRight, только не на исходном вектора, а на векторе, полученным из исходного заменой 5-8 координат на 9-12 и наобарот (то есть теперь вторая машина считается лучше). После этого, алгоритм сравнивает веса forLeft и forRight. Если перевесил forLeft, то действительно алгоритм обнаружил, что вес (приоритет) первой машины над второй для данного пользователя выше, если же нет, то это означает, что алгоритм распознал вторую машину как более приоритетную для данного пользователя, что не является таковым. Так мы пробегаемся по всей выборке </text:span></text:span><text:span text:style-name="Strong_20_Emphasis"><text:span text:style-name="T17">check questions </text:span></text:span><text:span text:style-name="Strong_20_Emphasis"><text:span text:style-name="T14">и считаем, сколько же </text:span></text:span><text:soft-page-break/><text:span text:style-name="Strong_20_Emphasis"><text:span text:style-name="T14">неправильных(не соответствующих действительности) предпочтений было получено нашим алгоритмом. </text:span></text:span></text:p>
      <text:p text:style-name="P17"><text:span text:style-name="Strong_20_Emphasis"><text:span text:style-name="T15">Для поиска оптимального </text:span></text:span><text:span text:style-name="Strong_20_Emphasis"><text:span text:style-name="T18">K</text:span></text:span><text:span text:style-name="Strong_20_Emphasis"><text:span text:style-name="T15"> как раз и используется </text:span></text:span><text:span text:style-name="Strong_20_Emphasis"><text:span text:style-name="T18">test questions. </text:span></text:span><text:span text:style-name="Strong_20_Emphasis"><text:span text:style-name="T15">Алгоритм перебирает все возможные значения параметра </text:span></text:span><text:span text:style-name="Strong_20_Emphasis"><text:span text:style-name="T18">K</text:span></text:span><text:span text:style-name="Strong_20_Emphasis"><text:span text:style-name="T15"> (благо пользователей у нас мало) и на каждом из значений запускает описанный выше алгорим, как на </text:span></text:span><text:span text:style-name="Strong_20_Emphasis"><text:span text:style-name="T18">check questions. </text:span></text:span><text:span text:style-name="Strong_20_Emphasis"><text:span text:style-name="T15">После этого запоминает самое оптимальное значение </text:span></text:span><text:span text:style-name="Strong_20_Emphasis"><text:span text:style-name="T18">K</text:span></text:span><text:span text:style-name="Strong_20_Emphasis"><text:span text:style-name="T15"> – то, на котором было получено наименьшее количество неправильных предпочтений. И теперь </text:span></text:span><text:span text:style-name="Strong_20_Emphasis"><text:span text:style-name="T18">check questions </text:span></text:span><text:span text:style-name="Strong_20_Emphasis"><text:span text:style-name="T15">уже запускается на конкретном </text:span></text:span><text:span text:style-name="Strong_20_Emphasis"><text:span text:style-name="T18">K</text:span></text:span><text:span text:style-name="Strong_20_Emphasis"><text:span text:style-name="T15">.</text:span></text:span></text:p>
      <text:p text:style-name="P19"><text:span text:style-name="Strong_20_Emphasis"><text:span text:style-name="T15"/></text:span></text:p>
      <text:p text:style-name="P6"><text:span text:style-name="Strong_20_Emphasis"><text:span text:style-name="T19">Основной метод поиска К ближайших соседей</text:span></text:span></text:p>
      <text:p text:style-name="P7"/>
      <text:p text:style-name="P8">1-ый шаг:<text:span text:style-name="T21"> Для каждого опрошенного человека мы строим граф его предпочтений. Вершины графа каждого человека – предлагаемые машины. У </text:span><text:span text:style-name="T22">i-го </text:span><text:span text:style-name="T27">пользователя будет ребро </text:span><text:span text:style-name="T22">(a,b)</text:span><text:span text:style-name="T27"> если в learning выборке присутствовало предпочтение </text:span><text:span text:style-name="T22">&lt;i&gt; &lt;a&gt; &lt;b&gt;</text:span><text:span text:style-name="T27">. Тогда для </text:span><text:span text:style-name="T22">i-го</text:span><text:span text:style-name="T27"> человека машина </text:span><text:span text:style-name="T22">а</text:span><text:span text:style-name="T27"> лучше, чем машина </text:span><text:span text:style-name="T22">b</text:span><text:span text:style-name="T27">, если в графе присутствует путь от вершины с номером </text:span><text:span text:style-name="T22">а</text:span><text:span text:style-name="T27"> до вершины с номером </text:span><text:span text:style-name="T22">b,</text:span><text:span text:style-name="T27"> причём обратного пути в графе нет.</text:span></text:p>
      <text:p text:style-name="P25"/>
      <text:p text:style-name="P9"><text:span text:style-name="T32">2-ой шаг:</text:span><text:span text:style-name="T30"> </text:span><text:span text:style-name="T27">Теперь нужно расчитать близость между двумя участниками опроса.</text:span></text:p>
      <text:p text:style-name="P9"><text:span text:style-name="T27">Во-первых, у каждого пользователя есть собственные характеристики : возраст, регион, пол, образование. Поэтому первый из критериев близости двух участников – схожесть их характеристик, здесь было опять же использовано евклидово расстояние с некоторым масштабов + также для каждого критерия были введены веса, тоесть некоторые целые числа </text:span><text:span text:style-name="T22">w1, w2, w3, w4</text:span><text:span text:style-name="T27">, показывающие на сколько важную роль играет та или иная характеристика.</text:span></text:p>
      <text:p text:style-name="P10"><text:span text:style-name="T27">Во-вторых, для каждой пары пользователей мы можем узнать, на сколько похожи их предыдущие ответы. Для этого для каждого человека мы заведём множество его ответов – пары вида </text:span><text:span text:style-name="T22">&lt;a, b&gt;</text:span><text:span text:style-name="T27">, и при расчёте близости людей будем брать во внимание мощность объединения данных множеств, </text:span><text:span text:style-name="T28">с некоторыми эвристиками: пусть мы рассматриваем пару людей A, B. Для рассчёта их близости заведём две переменных – </text:span><text:span text:style-name="T25">same</text:span><text:span text:style-name="T28"> и </text:span><text:span text:style-name="T25">dif</text:span><text:span text:style-name="T28">. Теперь, пусть мы знаем, что для </text:span><text:span text:style-name="T25">А</text:span><text:span text:style-name="T28"> верно, что машина под номеров a предпочтительнее, чем </text:span><text:span text:style-name="T25">b</text:span><text:span text:style-name="T28">. Тогда, если данное утверждение верно и для </text:span><text:span text:style-name="T25">B</text:span><text:span text:style-name="T28">, то мы увеличиваем переменную близости </text:span><text:span text:style-name="T25">same</text:span><text:span text:style-name="T28"> на некоторую величину. Если же для пользователя верно, что машина </text:span><text:span text:style-name="T25">b</text:span><text:span text:style-name="T28"> лучше, чем </text:span><text:span text:style-name="T25">а</text:span><text:span text:style-name="T28">, то мы увеличиваем </text:span><text:span text:style-name="T25">dif </text:span><text:span text:style-name="T28">на некоторую величину. Тогда близостью двух пользователей по их предпочтениям назовём величину равную </text:span><text:span text:style-name="T31">dif – same</text:span><text:span text:style-name="T28">. Чем данна величина меньше, тем ответы двух пользователей более похожи друг на друга. После этого для нахождения точной величины близости между двумя людьми </text:span><text:span text:style-name="T29">алгоритм</text:span><text:span text:style-name="T28"> с</text:span><text:span text:style-name="T29">кладывает</text:span><text:span text:style-name="T28"> две величины близости, с некоторыми коэффициентам, полученные при расчёте близости по характеристикам и близости по ответам. Если данная величина хотя бы для одной пары отрицательна, то мы находим минимум расстояния и добиваем этот минимум до 0, также отнимая этот же минимум от всех остальных пар расстояния. Теперь все расстояния – это неотрицательные числа.</text:span></text:p>
      <text:p text:style-name="P26"><text:soft-page-break/></text:p>
      <text:p text:style-name="P27">Помимо этого, можно также рассчитать близость между автомобилями по их собственным характеристикам: тип автомобиля, трансмисия, размер двигателя, потребление топлива, и при рассмотрении очередного запроса предпочтнеий брать данную информацию про близость автомобилей также во внимание (как именно будет описано ниже).</text:p>
      <text:p text:style-name="P27"/>
      <text:p text:style-name="P9"><text:span text:style-name="T32">3-ий шаг:</text:span><text:span text:style-name="T27"> Теперь о работе самого алгоритма на конкретном запросе. Пусть </text:span><text:span text:style-name="T28">у нас есть запрос </text:span><text:span text:style-name="T23">&lt;User&gt; &lt;first&gt; &lt;second&gt; - </text:span><text:span text:style-name="T28">тоесть нам нужно определить для человека с номером </text:span><text:span text:style-name="T23">User, </text:span><text:span text:style-name="T28">какую машину он скорее всего выберет – </text:span><text:span text:style-name="T23">first</text:span><text:span text:style-name="T28"> или </text:span><text:span text:style-name="T23">second</text:span><text:span text:style-name="T28">. <text:s/>Для User мы находим ближайших k соседей, по метрике близости, которая была описана выше. Пусть расстояние между k ближайшими людей до User по метрике – это d1, d2, …, dk. Заведём две переменных </text:span><text:span text:style-name="T31">vote_for_first, vote_for_second</text:span><text:span text:style-name="T28">. Рассматривая очередного ближайшего соседа (пусть его номер = X) для </text:span><text:span text:style-name="T23">User</text:span><text:span text:style-name="T28">, мы будем спрашивать, правда ли, что для X верно, что </text:span><text:span text:style-name="T23">a</text:span><text:span text:style-name="T28"> лучше, чем </text:span><text:span text:style-name="T23">b</text:span><text:span text:style-name="T28"> (напоминаю, что лучше в нашем плане означает существование пути от </text:span><text:span text:style-name="T23">a</text:span><text:span text:style-name="T28"> до </text:span><text:span text:style-name="T23">b</text:span><text:span text:style-name="T28"> и несуществования от </text:span><text:span text:style-name="T23">b</text:span><text:span text:style-name="T28"> до </text:span><text:span text:style-name="T23">а</text:span><text:span text:style-name="T28">). Если ответ положительный, то мы прибавляем к величине </text:span><text:span text:style-name="T25">vote_for_first</text:span><text:span text:style-name="T28"> величину равную 1 * Normal(d), где d расстояние между </text:span><text:span text:style-name="T23">User</text:span><text:span text:style-name="T28"> и </text:span><text:span text:style-name="T23">X</text:span><text:span text:style-name="T28">, а Normal</text:span><text:span text:style-name="T29">(d)</text:span><text:span text:style-name="T28"> – плотность нормального распределения с некоторым средним и дисперсией <text:s/>в точке </text:span><text:span text:style-name="T23">= d</text:span><text:span text:style-name="T28">. </text:span><text:span text:style-name="T29">Если же ответ отрицательный, то мы меняем в запросе местами </text:span><text:span text:style-name="T24">a и b</text:span><text:span text:style-name="T29"> и проделываем точно такие же действия, но теперь, при положительном ответе прибавляем величину 1 * Normal(d) уже к </text:span><text:span text:style-name="T26">vote_for_second</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 svg:font-family="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9:17:26.233043012</meta:creation-date>
    <dc:date>2016-03-01T14:35:58.855117776</dc:date>
    <meta:editing-duration>PT29M59S</meta:editing-duration>
    <meta:editing-cycles>3</meta:editing-cycles>
    <meta:generator>LibreOffice/4.4.6.3$Linux_X86_64 LibreOffice_project/40m0$Build-3</meta:generator>
    <meta:document-statistic meta:table-count="0" meta:image-count="0" meta:object-count="0" meta:page-count="4" meta:paragraph-count="43" meta:word-count="1120" meta:character-count="7810" meta:non-whitespace-character-count="6702"/>
  </office:meta>
</office:document-meta>
</file>